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Narrow" svg:font-family="'Arial Narrow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4.306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6.068cm" fo:min-width="12.818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3.36cm" fo:min-width="15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cm" svg:x="3cm" svg:y="6cm">
          <text:p text:style-name="P1"><text:span text:style-name="T1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2" draw:id="id2" draw:layer="layout" svg:width="5cm" svg:height="2cm" svg:x="12cm" svg:y="6cm">
          <text:p text:style-name="P3"><text:span text:style-name="T1">Web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8cm" svg:y1="7cm" svg:x2="12cm" svg:y2="7cm" draw:start-shape="id1" draw:start-glue-point="1" draw:end-shape="id2" draw:end-glue-point="3" svg:d="M8000 7000h4000" svg:viewBox="0 0 4001 1">
          <text:p/>
        </draw:connector>
        <draw:frame draw:style-name="gr3" draw:text-style-name="P5" draw:layer="layout" svg:width="2.979cm" svg:height="0.725cm" svg:x="8.5cm" svg:y="6.125cm">
          <draw:text-box>
            <text:p text:style-name="P3"><text:span text:style-name="T2">casync make</text:span></text:p>
          </draw:text-box>
        </draw:frame>
        <draw:custom-shape draw:style-name="gr1" draw:text-style-name="P4" xml:id="id4" draw:id="id4" draw:layer="layout" svg:width="5cm" svg:height="2cm" svg:x="10cm" svg:y="19cm">
          <text:p text:style-name="P3"><text:span text:style-name="T1">Version / timestamp compari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4cm" svg:height="7cm" svg:x="2cm" svg:y="15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4.134cm" svg:height="0.878cm" svg:x="2.021cm" svg:y="4.122cm">
          <draw:text-box>
            <text:p text:style-name="P3"><text:span text:style-name="T3">Update Server</text:span></text:p>
          </draw:text-box>
        </draw:frame>
        <draw:custom-shape draw:style-name="gr5" draw:text-style-name="P4" draw:layer="layout" svg:width="16cm" svg:height="4cm" svg:x="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229cm" svg:height="0.878cm" svg:x="2cm" svg:y="14cm">
          <draw:text-box>
            <text:p text:style-name="P3"><text:span text:style-name="T3">Device</text:span></text:p>
          </draw:text-box>
        </draw:frame>
        <draw:connector draw:style-name="gr2" draw:text-style-name="P4" draw:layer="layout" draw:type="curve" svg:x1="14.5cm" svg:y1="8cm" svg:x2="5.5cm" svg:y2="16cm" draw:start-shape="id2" draw:start-glue-point="2" draw:end-shape="id3" draw:end-glue-point="0" svg:d="M14500 8000c0 6001-9000 2002-9000 8000" svg:viewBox="0 0 9001 8001">
          <text:p/>
        </draw:connector>
        <draw:custom-shape draw:style-name="gr1" draw:text-style-name="P4" xml:id="id5" draw:id="id5" draw:layer="layout" svg:width="5cm" svg:height="2cm" svg:x="10cm" svg:y="16cm">
          <text:p text:style-name="P3"><text:span text:style-name="T1">Local repository /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10cm" svg:y1="20cm" svg:x2="5.5cm" svg:y2="18cm" draw:start-shape="id4" draw:start-glue-point="3" draw:end-shape="id3" draw:end-glue-point="2" svg:d="M10000 20000c-3000 0-4500-666-4500-2000" svg:viewBox="0 0 4501 2001">
          <text:p/>
        </draw:connector>
        <draw:custom-shape draw:style-name="gr1" draw:text-style-name="P4" xml:id="id6" draw:id="id6" draw:layer="layout" svg:width="5cm" svg:height="2cm" svg:x="18cm" svg:y="17.5cm">
          <text:p text:style-name="P3"><text:span text:style-name="T1">Attached storage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15cm" svg:y1="17cm" svg:x2="18cm" svg:y2="18.5cm" draw:start-shape="id5" draw:start-glue-point="1" draw:end-shape="id6" draw:end-glue-point="3" svg:d="M15000 17000c2251 0 752 1500 3000 1500" svg:viewBox="0 0 3001 1501">
          <text:p/>
        </draw:connector>
        <draw:connector draw:style-name="gr2" draw:text-style-name="P4" draw:layer="layout" draw:type="curve" svg:x1="18cm" svg:y1="18.5cm" svg:x2="15cm" svg:y2="20cm" draw:start-shape="id6" draw:start-glue-point="3" draw:end-shape="id4" draw:end-glue-point="1" svg:d="M18000 18500c-2248 0-749 1500-3000 1500" svg:viewBox="0 0 3001 1501">
          <text:p/>
        </draw:connector>
        <draw:frame draw:style-name="gr3" draw:text-style-name="P5" draw:layer="layout" svg:width="3.216cm" svg:height="0.725cm" svg:x="7.034cm" svg:y="11.275cm">
          <draw:text-box>
            <text:p text:style-name="P3"><text:span text:style-name="T2">casync extract</text:span></text:p>
          </draw:text-box>
        </draw:frame>
        <draw:frame draw:style-name="gr3" draw:text-style-name="P5" draw:layer="layout" svg:width="2.979cm" svg:height="0.725cm" svg:x="16.271cm" svg:y="16.275cm">
          <draw:text-box>
            <text:p text:style-name="P3"><text:span text:style-name="T2">casync make</text:span></text:p>
          </draw:text-box>
        </draw:frame>
        <draw:frame draw:style-name="gr6" draw:text-style-name="P5" draw:layer="layout" svg:width="12.979cm" svg:height="1.199cm" svg:x="2cm" svg:y="23.051cm">
          <draw:text-box>
            <text:p text:style-name="P6"><text:span text:style-name="T2">* Locally attached storage for updating of offline devices</text:span></text:p>
          </draw:text-box>
        </draw:frame>
        <draw:frame draw:style-name="gr3" draw:text-style-name="P5" draw:layer="layout" svg:width="3.216cm" svg:height="0.725cm" svg:x="16.25cm" svg:y="20.025cm">
          <draw:text-box>
            <text:p text:style-name="P3"><text:span text:style-name="T2">casync extract</text:span></text:p>
          </draw:text-box>
        </draw:frame>
        <draw:custom-shape draw:style-name="gr1" draw:text-style-name="P4" xml:id="id3" draw:id="id3" draw:layer="layout" svg:width="5cm" svg:height="2cm" svg:x="3cm" svg:y="16cm">
          <text:p text:style-name="P3"><text:span text:style-name="T1">Change detection &amp; trigg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8cm" svg:y1="17cm" svg:x2="10cm" svg:y2="17cm" draw:start-shape="id3" draw:start-glue-point="1" draw:end-shape="id5" draw:end-glue-point="3" svg:d="M8000 17000h2000" svg:viewBox="0 0 2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Narrow" svg:font-family="'Arial Narrow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40" svg:d="M0 40l10-40 10 4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11T11:36:03.964093495</meta:creation-date>
    <dc:date>2022-08-11T15:06:17.075845115</dc:date>
    <meta:editing-duration>PT2H17M36S</meta:editing-duration>
    <meta:editing-cycles>5</meta:editing-cycles>
    <meta:generator>LibreOffice/7.3.4.2$MacOSX_AARCH64 LibreOffice_project/728fec16bd5f605073805c3c9e7c4212a0120dc5</meta:generator>
    <meta:document-statistic meta:object-count="21"/>
  </office:meta>
</office:document-meta>
</file>